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fo:color="#009900" style:font-name="Liberation Sans" style:font-name-asian="Droid Sans Fallback" style:font-name-complex="FreeSans"/>
    </style:style>
    <style:style style:name="ce8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4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2.338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4:30:51.238429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1T15:24:58.032409332</dc:date>
    <meta:editing-duration>PT12H22M19S</meta:editing-duration>
    <meta:editing-cycles>102</meta:editing-cycles>
    <meta:generator>LibreOffice/4.2.6.3$Linux_X86_64 LibreOffice_project/420m0$Build-3</meta:generator>
    <meta:document-statistic meta:table-count="3" meta:cell-count="150" meta:object-count="0"/>
  </office:meta>
</office:document-meta>
</file>